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xigen" svg:font-family="Oxigen"/>
    <style:font-face style:name="Roboto" svg:font-family="Roboto, sans-serif"/>
    <style:font-face style:name="Sarala" svg:font-family="Sarala"/>
    <style:font-face style:name="Segoe UI Web" svg:font-family="'Segoe UI Web', 'Segoe UI', 'Segoe WP', 'Segoe UI Emoji', Tahoma, Arial, sans-serif"/>
    <style:font-face style:name="Verdana" svg:font-family="Verdana, Tahom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Roboto" fo:font-size="9.60000038146973pt" fo:letter-spacing="normal" fo:font-style="normal" fo:font-weight="normal" officeooo:rsid="00194d42" officeooo:paragraph-rsid="001ecba5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fo:font-size="10pt" fo:font-style="normal" fo:font-weight="normal" officeooo:paragraph-rsid="0023bcf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74023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paragraph-rsid="001ecba5" style:font-size-asian="10pt" style:font-size-complex="1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cb069" officeooo:paragraph-rsid="001cb069" style:font-size-asian="10pt" style:font-size-complex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7" style:family="paragraph" style:parent-style-name="Sender">
      <style:paragraph-properties fo:margin-left="0cm" fo:margin-right="0cm" fo:margin-top="0cm" fo:margin-bottom="0.381cm" style:contextual-spacing="false" style:line-height-at-least="0.381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8" style:family="paragraph" style:parent-style-name="Sender">
      <style:paragraph-properties fo:margin-left="0cm" fo:margin-right="0cm" fo:margin-top="0cm" fo:margin-bottom="0.191cm" style:contextual-spacing="false" style:line-height-at-least="0.381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9" style:family="paragraph" style:parent-style-name="Heading_20_2" style:master-page-name="">
      <loext:graphic-properties draw:fill="none"/>
      <style:paragraph-properties fo:margin-left="8.2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7e67a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7e67a" style:font-size-asian="10pt" style:font-size-complex="10pt"/>
    </style:style>
    <style:style style:name="P11" style:family="paragraph" style:parent-style-name="Standard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94d42" style:font-size-asian="10pt" style:font-size-complex="10pt"/>
    </style:style>
    <style:style style:name="P12" style:family="paragraph" style:parent-style-name="Standard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74023" style:font-size-asian="10pt" style:font-size-complex="10pt"/>
    </style:style>
    <style:style style:name="P13" style:family="paragraph" style:parent-style-name="Standard">
      <loext:graphic-properties draw:fill="none"/>
      <style:paragraph-properties fo:margin-left="8.2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96fd7" style:font-size-asian="10pt" style:font-size-complex="10pt"/>
    </style:style>
    <style:style style:name="P1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3bcf2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f8d0a" style:font-size-asian="10pt" style:font-size-complex="10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f8d0a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.191cm" style:contextual-spacing="false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7339c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.677cm" style:contextual-spacing="false" fo:line-height="178%" fo:text-align="start" style:justify-single-word="false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 loext:padding="0cm" loext:border="none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paragraph-rsid="00174023" style:font-size-asian="10pt" style:font-size-complex="10pt"/>
    </style:style>
    <style:style style:name="P2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ecba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7339c" style:font-size-asian="10pt" style:font-weight-asian="bold" style:font-size-complex="10pt" style:font-weight-complex="bold"/>
    </style:style>
    <style:style style:name="P25" style:family="paragraph" style:parent-style-name="Heading_20_2">
      <style:paragraph-properties fo:margin-left="0cm" fo:margin-right="0cm" fo:margin-top="1.27cm" fo:margin-bottom="0.423cm" style:contextual-spacing="false" fo:line-height="130%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1f8d0a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28" style:family="paragraph" style:parent-style-name="Standard">
      <style:paragraph-properties fo:margin-left="0cm" fo:margin-right="0cm" fo:margin-top="0cm" fo:margin-bottom="0cm" style:contextual-spacing="false" style:line-height-at-least="0.508cm" fo:text-align="center" style:justify-single-word="false" fo:orphans="1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.508cm" fo:text-align="start" style:justify-single-word="false" fo:orphans="1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10493" fo:background-color="transparent" style:font-size-asian="10pt" style:font-size-complex="10pt" loext:padding="0cm" loext:border="none"/>
    </style:style>
    <style:style style:name="P30" style:family="paragraph" style:parent-style-name="Standard">
      <style:paragraph-properties fo:margin-left="0cm" fo:margin-right="0cm" fo:margin-top="0cm" fo:margin-bottom="0cm" style:contextual-spacing="false" style:line-height-at-least="0.508cm" fo:text-align="start" style:justify-single-word="false" fo:orphans="1" fo:text-indent="0cm" style:auto-text-indent="false"/>
      <style:text-properties fo:font-variant="normal" fo:text-transform="none" fo:color="#000000" loext:opacity="100%" style:font-name="Oxigen" fo:font-size="10pt" fo:letter-spacing="normal" fo:font-style="normal" fo:font-weight="normal" officeooo:rsid="00194d42" officeooo:paragraph-rsid="00230c7a" fo:background-color="transparent" style:font-size-asian="10pt" style:font-size-complex="10pt" loext:padding="0cm" loext:border="none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rala" fo:font-size="10pt" fo:letter-spacing="normal" fo:font-style="normal" fo:font-weight="bold" officeooo:rsid="00194d42" officeooo:paragraph-rsid="0028de3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rala" fo:font-size="10pt" fo:letter-spacing="normal" fo:font-style="normal" fo:font-weight="bold" officeooo:rsid="00194d42" officeooo:paragraph-rsid="00293a71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4d42" officeooo:paragraph-rsid="00196fd7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cb069" officeooo:paragraph-rsid="001cb069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officeooo:paragraph-rsid="00196fd7" style:font-size-asian="10pt" style:font-size-complex="10pt"/>
    </style:style>
    <style:style style:name="P36" style:family="paragraph" style:parent-style-name="Standard" style:master-page-name="">
      <loext:graphic-properties draw:fill="none"/>
      <style:paragraph-properties fo:margin-left="7.999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officeooo:paragraph-rsid="0028de3e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96fd7" officeooo:paragraph-rsid="0028de3e" style:font-size-asian="10pt" style:font-size-complex="10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0pt" fo:font-style="normal" fo:font-weight="normal" officeooo:paragraph-rsid="00210493"/>
    </style:style>
    <style:style style:name="P39" style:family="paragraph" style:parent-style-name="Standard">
      <style:paragraph-properties fo:margin-left="0cm" fo:margin-right="0cm" fo:margin-top="0cm" fo:margin-bottom="0cm" style:contextual-spacing="false" style:line-height-at-least="0.508cm" fo:text-align="start" style:justify-single-word="false" fo:orphans="1" fo:text-indent="0cm" style:auto-text-indent="false"/>
      <style:text-properties fo:font-size="12pt" officeooo:paragraph-rsid="00210493" fo:background-color="transparent" style:font-size-asian="12pt" style:font-size-complex="12pt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1" style:family="paragraph" style:parent-style-name="Text_20_body" style:master-page-name="">
      <loext:graphic-properties draw:fill="none"/>
      <style:paragraph-properties fo:margin-left="7.999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1ecba5"/>
    </style:style>
    <style:style style:name="P42" style:family="paragraph" style:parent-style-name="Text_20_body" style:master-page-name="">
      <loext:graphic-properties draw:fill="none"/>
      <style:paragraph-properties fo:margin-left="7.9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fo:padding="0cm" fo:border="none"/>
    </style:style>
    <style:style style:name="P43" style:family="paragraph" style:parent-style-name="Text_20_body" style:master-page-name="">
      <loext:graphic-properties draw:fill="none"/>
      <style:paragraph-properties fo:margin-left="7.999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8d0a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444444" loext:opacity="100%" style:font-name="Roboto" fo:font-size="9.60000038146973pt" fo:letter-spacing="normal" fo:font-style="normal" fo:font-weight="normal" officeooo:rsid="001f8d0a" officeooo:paragraph-rsid="0028de3e" style:font-size-asian="10pt" style:font-size-complex="10pt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cb069" officeooo:paragraph-rsid="001cb069" style:font-size-asian="10pt" style:font-size-complex="10pt"/>
    </style:style>
    <style:style style:name="T1" style:family="text"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size-complex="10pt" loext:padding="0cm" loext:border="none"/>
    </style:style>
    <style:style style:name="T2" style:family="text"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weight-asian="bold" style:font-size-complex="10pt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Oxigen" fo:font-size="10pt" fo:letter-spacing="normal" fo:font-style="normal" fo:font-weight="normal" officeooo:rsid="00194d42" style:font-size-asian="10pt" style:font-weight-asian="normal" style:font-size-complex="10pt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Oxigen" fo:font-size="10pt" fo:letter-spacing="normal" fo:font-style="normal" fo:font-weight="bold" officeooo:rsid="00194d42" style:font-size-asian="10pt" style:font-weight-asian="bold" style:font-size-complex="10pt" style:font-weight-complex="bold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weight-asian="normal" style:font-weight-complex="normal" loext:padding="0cm" loext:border="none"/>
    </style:style>
    <style:style style:name="T8" style:family="text">
      <style:text-properties fo:color="#000000" loext:opacity="100%" style:font-name="Oxigen" fo:font-size="10pt" fo:font-weight="normal" officeooo:rsid="00194d42" style:font-weight-asian="bold" style:font-weight-complex="bold" loext:padding="0cm" loext:border="none"/>
    </style:style>
    <style:style style:name="T9" style:family="text">
      <style:text-properties fo:color="#000000" loext:opacity="100%" style:font-name="Oxigen" fo:font-size="10pt" fo:font-weight="normal" officeooo:rsid="00194d42" loext:padding="0cm" loext:border="none"/>
    </style:style>
    <style:style style:name="T10" style:family="text">
      <style:text-properties fo:color="#000000" loext:opacity="100%" style:font-name="Oxigen" fo:font-size="10pt" fo:font-weight="normal" officeooo:rsid="00194d42" style:font-weight-asian="normal" style:font-weight-complex="normal" loext:padding="0cm" loext:border="none"/>
    </style:style>
    <style:style style:name="T11" style:family="text">
      <style:text-properties fo:color="#000000" loext:opacity="100%" style:font-name="Oxigen" fo:font-size="10pt" officeooo:rsid="00194d42" loext:padding="0cm" loext:border="none"/>
    </style:style>
    <style:style style:name="T12" style:family="text">
      <style:text-properties fo:color="#000000" loext:opacity="100%" style:font-name="Oxigen" fo:font-size="10pt" fo:font-weight="bold" officeooo:rsid="00194d42" style:font-weight-asian="bold" style:font-weight-complex="bold" loext:padding="0cm" loext:border="none"/>
    </style:style>
    <style:style style:name="T13" style:family="text">
      <style:text-properties fo:color="#000000" loext:opacity="100%" style:font-name="Oxigen" fo:letter-spacing="normal" officeooo:rsid="00194d42" style:font-size-asian="10pt" style:font-size-complex="10pt"/>
    </style:style>
    <style:style style:name="T14" style:family="text">
      <style:text-properties fo:color="#000000" loext:opacity="100%" style:text-line-through-style="none" style:text-line-through-type="none" style:font-name="Oxigen" fo:letter-spacing="normal" style:text-underline-style="none" officeooo:rsid="00194d42" style:text-blinking="false" style:font-size-asian="10pt" style:font-size-complex="1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95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5">Logo + Cursinho <text:s/>- </text:span>Página Inicial<text:tab/>| Cursos | Calendário |Disciplinas | Contato</text:p>
      <text:p text:style-name="P22"/>
      <text:p text:style-name="P3"/>
      <text:p text:style-name="P5">Banner <text:span text:style-name="T16">(1920 x 600)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Haverá uma foto de estudante ao lado do texto.</text:p>
      <text:p text:style-name="P3"/>
      <text:h text:style-name="P9" text:outline-level="2">Cursinho Preparatório FATEC Franca</text:h>
      <text:p text:style-name="P10"/>
      <text:p text:style-name="P10">O Cursinho Preparatório FATEC Franca, curso preparatório pré-vestibular e Enem, é um projeto desenvolvido por alunos da FATEC Franca, um exemplo de que a universidade pública não se trata apenas de um espaço para pensar e refletir o mundo, mas também para transformá-lo.</text:p>
      <text:p text:style-name="P11">Com professores qualificados, as aulas são ministradas por alunos e ex-alunos da Fatec Franca com o intuito de oferecer a estudantes de baixa renda do município a oportunidade de se preparar melhor para o ingresso no ensino superior de instituições públicas, com foco no exame vestibular da FATEC.</text:p>
      <text:p text:style-name="P12"/>
      <text:p text:style-name="P13">Atualmente são oferecidas pelo cursinho 120 oportunidades gratuitas, respeitadas as datas de inscrição. As vagas são todas para o período vespertino e divididas nos cursos extensivo, semiextensivo e intensivo <text:s/>havendo 40 vagas para cada um deles, respeitadas as datas de inscrição.</text:p>
      <text:p text:style-name="P13"/>
      <text:p text:style-name="P13">As aulas do cursinho serão de segunda a sexta-feira, das 13h20 às 18h20. </text:p>
      <text:p text:style-name="P13"/>
      <text:p text:style-name="P13">Para participar do Cursinho Popular da Unesp Franca, é necessário que o candidato tenha concluído ou esteja no último ano do Ensino Médio. </text:p>
      <text:p text:style-name="P35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RODAPÉ</text:p>
      <text:p text:style-name="P34"/>
      <text:p text:style-name="P34"/>
      <text:p text:style-name="P34"><text:soft-page-break/></text:p>
      <text:p text:style-name="P31"><text:span text:style-name="T15">Logo + Cursinho <text:s/>- </text:span>Página Inicial<text:tab/>| Cursos | Calendário |Disciplinas | Contato</text:p>
      <text:p text:style-name="P4"/>
      <text:h text:style-name="P23" text:outline-level="2">Cursinho extensivo</text:h>
      <text:p text:style-name="P19">Neste formato, objetivamos a preparação do aluno durante todo o ano. Essa opção é mais completa, e por ter uma duração maior, o estudante consegue ter um aprendizado mais amplo de todas as disciplinas que são cobradas em vestibulares e no Enem.</text:p>
      <text:p text:style-name="P19">Por ter uma duração mais longa, o aluno consegue estudar com mais calma e em um ritmo mais tranquilo.</text:p>
      <text:h text:style-name="P25" text:outline-level="2">Semiextensivo</text:h>
      <text:p text:style-name="P19">Com o curso semiextensivo é possível ter uma visão ampla dos conteúdos cobrados tanto no vestibular quanto no Enem, mas a diferença está na duração. Geralmente, as aulas são ofertadas em uma quantidade de meses menor do que a do extensivo: seis meses.</text:p>
      <text:p text:style-name="P19">Os estudantes têm contato também com todas as disciplinas trabalhadas no ensino médio e a preparação é focada no que é mais cobrado nos principais vestibulares do país.</text:p>
      <text:h text:style-name="P25" text:outline-level="2">Intensivo</text:h>
      <text:p text:style-name="P19">Já o curso intensivo tem foco em uma prova específica. Então o aluno vai ter uma preparação mais curta, em média três meses, mas totalmente destinada ao vestibular escolhido. Serão meses intensos de muito estudo e dedicação.</text:p>
      <text:p text:style-name="P19">Então, se o seu foco é apenas no Enem, por exemplo, e você deseja estudar em um período mais curto, talvez o intensivo seja a melhor opção.</text:p>
      <text:p text:style-name="P24">Revisão Geral</text:p>
      <text:p text:style-name="P18"/>
      <text:p text:style-name="P18">Com foco na resolução de questões o foco deste curso busca abordar os temas de maior incidência nos últimos exames para ingresso na FATEC.</text:p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31"><text:span text:style-name="T15">Logo + Cursinho <text:s/>- </text:span>Página Inicial<text:tab/>| Cursos | Calendário |Disciplinas | Contato</text:p>
      <text:p text:style-name="P31"/>
      <text:p text:style-name="P6"/>
      <text:p text:style-name="P27">Encontre aqui a programação para o Processo Seletivo Vestibular 1º SEMESTRE 2023.</text:p>
      <text:p text:style-name="P28"/>
      <text:p text:style-name="P29">• Inscrição para solicitação de isenção e redução da taxa de inscrição 27/10/2022 até 04/11/2022</text:p>
      <text:p text:style-name="P29"/>
      <text:p text:style-name="P29">• Inscrições para o Processo Seletivo Vestibular no site www.vestibularfatec.com.br 07/11/2022 até 15/12/2022</text:p>
      <text:p text:style-name="P29"/>
      <text:p text:style-name="P29">• Resultado isenção e redução 23/11/2022</text:p>
      <text:p text:style-name="P29"/>
      <text:p text:style-name="P29">• Recurso isenção e redução 24/11/2022 até 25/11/2022</text:p>
      <text:p text:style-name="P29"/>
      <text:p text:style-name="P29">• Resultado recurso isenção e redução 06/12/2022</text:p>
      <text:p text:style-name="P29"/>
      <text:p text:style-name="P29">• Divulgação local de prova 05/01/2023</text:p>
      <text:p text:style-name="P29"/>
      <text:p text:style-name="P29">• Exame 08/01/2023</text:p>
      <text:p text:style-name="P29"/>
      <text:p text:style-name="P29">• Divulgação da Lista de Classificação geral e 1ª Lista de convocação no</text:p>
      <text:p text:style-name="P29">site www.vestibularfatec.com.br 18/01/2023</text:p>
      <text:p text:style-name="P29"/>
      <text:p text:style-name="P30">• Matrícula da 1ª lista de convocação dos candidatos com envio da documentação dos classificados ‐ Sistema de Matrícula Remota 19/01/2023 até 20/01/2023</text:p>
      <text:p text:style-name="P30"/>
      <text:p text:style-name="P30">• Divulgação de matrículas aprovadas 1ª Lista de convocação ‐ Sistema de Matrícula Remota 23/01/2023</text:p>
      <text:p text:style-name="P30"/>
      <text:p text:style-name="P29">• Período para acerto de documentação de matrícula 1ª Lista de convocação ‐ Sistema de Matrícula Remota 24/01/2023</text:p>
      <text:p text:style-name="P29"/>
      <text:p text:style-name="P29">• Divulgação de matrículas aprovadas da 1ª Lista de convocação após acertos de documentação ‐ Sistema de Matrícula Remota 26/01/2023</text:p>
      <text:p text:style-name="P29"/>
      <text:p text:style-name="P29">• Divulgação da 2ª Lista de convocação no site www.vestibular.fatec.com.br 30/01/2023</text:p>
      <text:p text:style-name="P29">• Matrícula da 2ª lista de convocação dos candidatos com envio da documentação dos classificados ‐ Sistema de Matrícula Remota 31/01/2023</text:p>
      <text:p text:style-name="P29"/>
      <text:p text:style-name="P29">• Divulgação de matrículas aprovadas e Acerto de documentação de matrícula da 2ª Lista de convocação ‐ Sistema MR 01/02/2023</text:p>
      <text:p text:style-name="P29"/>
      <text:p text:style-name="P29">• Período para acerto de documentação de matrícula 2ª Lista de convocação ‐ Sistema de Matrícula Remota 02/02/2023</text:p>
      <text:p text:style-name="P29"/>
      <text:p text:style-name="P29">• Divulgação de matrículas aprovadas da 2ª Lista de convocação após acertos de documentação ‐ Sistema de Matrícula Remota 03/02/2023</text:p>
      <text:p text:style-name="P29"/>
      <text:p text:style-name="P29">• Início aulas 1º semestre letivo de 2023 08/02/2023</text:p>
      <text:p text:style-name="P39"><text:soft-page-break/></text:p>
      <text:p text:style-name="P31"><text:span text:style-name="T15">Logo + Cursinho <text:s/>- </text:span>Página Inicial<text:tab/>| Cursos | Calendário |Disciplinas | Contato</text:p>
      <text:p text:style-name="P38"/>
      <text:p text:style-name="P16">Professor <text:span text:style-name="T6">Marcus Vinícius Dias Figueira (foto do professor abaixo à esquerda)</text:span></text:p>
      <text:p text:style-name="P26"/>
      <text:p text:style-name="P41"><text:span text:style-name="Strong_20_Emphasis"><text:span text:style-name="T4">Língua Portuguesa (Gramática):</text:span></text:span><text:span text:style-name="Strong_20_Emphasis"><text:span text:style-name="T1"> </text:span></text:span><text:span text:style-name="T1">serão trabalhados conteúdos relativos à gramática de todo o ensino fundamental II e médio. Além de preocupações normativas, há também a descoberta da gramática textual e a aplicação de conceitos em textos.</text:span><text:span text:style-name="Strong_20_Emphasis"><text:span text:style-name="T2">Língua Portuguesa (Literatura e Redação)</text:span></text:span><text:span text:style-name="Strong_20_Emphasis"><text:span text:style-name="T1">: </text:span></text:span><text:span text:style-name="T1">produção e leitura de textos são o foco dessa disciplina, desde textos não literários como literários, englobando todas os livros que formam os cânones da literatura de língua portuguesa e a produção de textos do gênero dissertativo.</text:span></text:p>
      <text:p text:style-name="P20"/>
      <text:p text:style-name="P15"><text:span text:style-name="T5">Professor: </text:span><text:span text:style-name="T7">Rafael Veríssimo da Silva (foto do professor abaixo à esquerda)</text:span></text:p>
      <text:p text:style-name="P40"><text:span text:style-name="Strong_20_Emphasis"><text:span text:style-name="T2"/></text:span></text:p>
      <text:p text:style-name="P42"><text:span text:style-name="Strong_20_Emphasis"><text:span text:style-name="T4">Matemática:</text:span></text:span><text:span text:style-name="Strong_20_Emphasis"><text:span text:style-name="T1"> </text:span></text:span><text:span text:style-name="T1">todas as áreas da disciplina são abordadas, como álgebra, geometria, matemática financeira e estatística. Desde o mais básico da matemática, como operações e análise de gráficos e tabelas até conteúdos mais complexos como análise combinatória e probabilidade.</text:span></text:p>
      <text:p text:style-name="P43"><text:span text:style-name="Strong_20_Emphasis"><text:span text:style-name="T4">Física:</text:span></text:span><text:span text:style-name="Strong_20_Emphasis"><text:span text:style-name="T1"> </text:span></text:span><text:span text:style-name="T1">nessa disciplina, buscamos tratar de todos os conteúdos do ensino médio, como dinâmica, estática, hidrostática, calorimetria, eletricidade, óptica, etc.</text:span></text:p>
      <text:p text:style-name="P20"/>
      <text:p text:style-name="P15"><text:span text:style-name="T5">Professor </text:span><text:span text:style-name="T7">João Pedro Borges Araújo (foto do professor abaixo à esquerda)</text:span></text:p>
      <text:p text:style-name="P40"><text:span text:style-name="Strong_20_Emphasis"><text:span text:style-name="T2"/></text:span></text:p>
      <text:p text:style-name="P42"><text:span text:style-name="Strong_20_Emphasis"><text:span text:style-name="T4">Biologia:</text:span></text:span><text:span text:style-name="Strong_20_Emphasis"><text:span text:style-name="T1"> </text:span></text:span><text:span text:style-name="T1">os professores de biologia trabalham com os conteúdos relativos à zoologia, botânica, anatomia, evolução, ecologia, genética, etc.</text:span></text:p>
      <text:p text:style-name="P42"><text:span text:style-name="Strong_20_Emphasis"><text:span text:style-name="T4">Química:</text:span></text:span><text:span text:style-name="Strong_20_Emphasis"><text:span text:style-name="T1"> </text:span></text:span><text:span text:style-name="T1">a disciplina de química busca dar conta de todo o conteúdo do ensino médio, como química inorgânica, físico-química e química orgânica.</text:span></text:p>
      <text:p text:style-name="P21"/>
      <text:p text:style-name="P15"><text:span text:style-name="T5">Professor </text:span><text:span text:style-name="T7">Samuel Luiz Martins do Santos (foto do professor abaixo à esquerda)</text:span></text:p>
      <text:p text:style-name="P40"><text:span text:style-name="Strong_20_Emphasis"><text:span text:style-name="T2"/></text:span></text:p>
      <text:p text:style-name="P42"><text:span text:style-name="Strong_20_Emphasis"><text:span text:style-name="T4">História:</text:span></text:span><text:span text:style-name="Strong_20_Emphasis"><text:span text:style-name="T1"> </text:span></text:span><text:span text:style-name="T1">na disciplina de História, o aluno terá contato com questões de história geral, do Brasil e da América, além de debates contemporâneos das relações da história com a atualidade e também a História da África, que tem sido recorrente em provas.</text:span></text:p>
      <text:p text:style-name="P20"/>
      <text:p text:style-name="P15"><text:span text:style-name="T5">Professor </text:span><text:span text:style-name="T7">Denys Ferreira Malta (foto do professor abaixo à esquerda)</text:span></text:p>
      <text:p text:style-name="P36"><text:span text:style-name="Strong_20_Emphasis"><text:span text:style-name="T12">Geografia:</text:span></text:span><text:span text:style-name="Strong_20_Emphasis"><text:span text:style-name="T9"> </text:span></text:span><text:span text:style-name="T11">desde questões físicas até políticas são abordadas nessa disciplina, para que o aluno </text:span><text:soft-page-break/><text:span text:style-name="T11">consiga relacionar seu espaço e seu tempo aos conteúdos de Geografia. </text:span></text:p>
      <text:p text:style-name="P37"/>
      <text:p text:style-name="P44">RODAPÉ</text:p>
      <text:p text:style-name="P32"><text:span text:style-name="T15">Logo + Cursinho <text:s/>- </text:span>Página Inicial<text:tab/>| Cursos | Calendário |Disciplinas | Conta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2">Cursinho Preparatório Pré-vestibular FATEC Franca</text:h>
      <text:p text:style-name="P17">CNPJ/MF: 00.000.000/0000-00</text:p>
      <text:p text:style-name="P7">Rua Irênio Grecco nº 4580<text:line-break/>Vila Imperador<text:line-break/>Franca/SP<text:line-break/>14405-191</text:p>
      <text:p text:style-name="P8">Telefone: (16) 0000-0000<text:line-break/>Fax: (16) 0000-0000</text:p>
      <text:p text:style-name="P2"><text:span text:style-name="T13">E-mail: contato</text:span><text:a xlink:type="simple" xlink:href="mailto:secretaria@fatecfranca.edu.br" text:style-name="Internet_20_link" text:visited-style-name="Visited_20_Internet_20_Link"><text:span text:style-name="T14">@cursinhofatecfranca.edu.br</text:span></text:a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xigen" svg:font-family="Oxigen"/>
    <style:font-face style:name="Roboto" svg:font-family="Roboto, sans-serif"/>
    <style:font-face style:name="Sarala" svg:font-family="Sarala"/>
    <style:font-face style:name="Segoe UI Web" svg:font-family="'Segoe UI Web', 'Segoe UI', 'Segoe WP', 'Segoe UI Emoji', Tahoma, Arial, sans-serif"/>
    <style:font-face style:name="Verdana" svg:font-family="Verdana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6T14:38:14.086000000</meta:creation-date>
    <dc:date>2022-11-13T21:14:52.640000000</dc:date>
    <meta:editing-duration>PT11H51M10S</meta:editing-duration>
    <meta:editing-cycles>18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63" meta:word-count="1059" meta:character-count="6854" meta:non-whitespace-character-count="5848"/>
  </office:meta>
</office:document-meta>
</file>